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616cm" fo:margin-left="-0.915cm" table:align="left"/>
    </style:style>
    <style:style style:name="Tabela1.A" style:family="table-column">
      <style:table-column-properties style:column-width="6.588cm"/>
    </style:style>
    <style:style style:name="Tabela1.B" style:family="table-column">
      <style:table-column-properties style:column-width="5.662cm"/>
    </style:style>
    <style:style style:name="Tabela1.C" style:family="table-column">
      <style:table-column-properties style:column-width="6.366cm"/>
    </style:style>
    <style:style style:name="Tabela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1.277cm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rsid="000f39d0" officeooo:paragraph-rsid="001b9bb0" style:font-size-asian="11pt"/>
    </style:style>
    <style:style style:name="P3" style:family="paragraph" style:parent-style-name="Standard" style:list-style-name="L1">
      <style:paragraph-properties fo:margin-top="0cm" fo:margin-bottom="0.353cm" style:contextual-spacing="false" fo:line-height="115%"/>
      <style:text-properties style:font-name="Calibri" fo:font-size="11pt" fo:language="pl" fo:country="PL" officeooo:rsid="000f39d0" officeooo:paragraph-rsid="000f39d0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rsid="000f39d0" officeooo:paragraph-rsid="000f39d0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paragraph-rsid="00164c75"/>
    </style:style>
    <style:style style:name="P6" style:family="paragraph" style:parent-style-name="Standard" style:list-style-name="L2">
      <style:paragraph-properties fo:margin-top="0cm" fo:margin-bottom="0.353cm" style:contextual-spacing="false" fo:line-height="115%"/>
      <style:text-properties officeooo:paragraph-rsid="00164c75"/>
    </style:style>
    <style:style style:name="P7" style:family="paragraph" style:parent-style-name="Standard" style:list-style-name="L3">
      <style:paragraph-properties fo:margin-top="0cm" fo:margin-bottom="0.353cm" style:contextual-spacing="false" fo:line-height="115%"/>
      <style:text-properties style:font-name="Calibri" fo:font-size="11pt" fo:language="pl" fo:country="PL" officeooo:rsid="00164c75" officeooo:paragraph-rsid="00164c75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rsid="00121320" officeooo:paragraph-rsid="00121320" style:font-size-asian="11pt"/>
    </style:style>
    <style:style style:name="P9" style:family="paragraph" style:parent-style-name="Standard" style:list-style-name="L4">
      <style:paragraph-properties fo:margin-top="0cm" fo:margin-bottom="0.353cm" style:contextual-spacing="false" fo:line-height="115%"/>
      <style:text-properties style:font-name="Calibri" fo:font-size="11pt" fo:language="pl" fo:country="PL" officeooo:rsid="00164c75" officeooo:paragraph-rsid="00164c75" style:font-size-asian="11pt"/>
    </style:style>
    <style:style style:name="P10" style:family="paragraph" style:parent-style-name="Standard" style:list-style-name="L4">
      <style:paragraph-properties fo:margin-top="0cm" fo:margin-bottom="0.353cm" style:contextual-spacing="false" fo:line-height="115%"/>
      <style:text-properties style:font-name="Calibri" fo:font-size="11pt" fo:language="pl" fo:country="PL" officeooo:rsid="0016c342" officeooo:paragraph-rsid="0016c342" style:font-size-asian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rsid="00121320" officeooo:paragraph-rsid="0016c342" style:font-size-asian="11pt"/>
    </style:style>
    <style:style style:name="P12" style:family="paragraph" style:parent-style-name="Standard" style:list-style-name="L5">
      <style:paragraph-properties fo:margin-top="0cm" fo:margin-bottom="0.353cm" style:contextual-spacing="false" fo:line-height="115%"/>
      <style:text-properties style:font-name="Calibri" fo:font-size="11pt" fo:language="pl" fo:country="PL" officeooo:rsid="00177be5" officeooo:paragraph-rsid="00177be5" style:font-size-asian="11pt"/>
    </style:style>
    <style:style style:name="P13" style:family="paragraph" style:parent-style-name="Standard" style:list-style-name="L5">
      <style:paragraph-properties fo:margin-top="0cm" fo:margin-bottom="0.353cm" style:contextual-spacing="false" fo:line-height="115%"/>
      <style:text-properties style:font-name="Calibri" fo:font-size="11pt" fo:language="pl" fo:country="PL" style:text-underline-style="none" officeooo:rsid="00177be5" officeooo:paragraph-rsid="00177be5" style:font-size-asian="11pt"/>
    </style:style>
    <style:style style:name="P14" style:family="paragraph" style:parent-style-name="Standard" style:list-style-name="L5">
      <style:paragraph-properties fo:margin-top="0cm" fo:margin-bottom="0.353cm" style:contextual-spacing="false" fo:line-height="115%"/>
      <style:text-properties style:font-name="Calibri" fo:font-size="11pt" fo:language="pl" fo:country="PL" officeooo:rsid="001943de" officeooo:paragraph-rsid="001943de" style:font-size-asian="11pt"/>
    </style:style>
    <style:style style:name="P15" style:family="paragraph" style:parent-style-name="Standard" style:list-style-name="L6">
      <style:paragraph-properties fo:margin-top="0cm" fo:margin-bottom="0.353cm" style:contextual-spacing="false" fo:line-height="115%"/>
      <style:text-properties style:font-name="Calibri" fo:font-size="11pt" fo:language="pl" fo:country="PL" officeooo:rsid="00177be5" officeooo:paragraph-rsid="00177be5" style:font-size-asian="11pt"/>
    </style:style>
    <style:style style:name="P16" style:family="paragraph" style:parent-style-name="Standard" style:list-style-name="L7">
      <style:paragraph-properties fo:margin-top="0cm" fo:margin-bottom="0.353cm" style:contextual-spacing="false" fo:line-height="115%"/>
      <style:text-properties style:font-name="Calibri" fo:font-size="11pt" fo:language="pl" fo:country="PL" officeooo:rsid="00177be5" officeooo:paragraph-rsid="00177be5" style:font-size-asian="11pt"/>
    </style:style>
    <style:style style:name="P17" style:family="paragraph" style:parent-style-name="Standard" style:list-style-name="L1">
      <style:paragraph-properties fo:margin-top="0cm" fo:margin-bottom="0.353cm" style:contextual-spacing="false" fo:line-height="115%"/>
      <style:text-properties style:font-name="Calibri" fo:font-size="11pt" fo:language="pl" fo:country="PL" officeooo:rsid="00121320" officeooo:paragraph-rsid="00121320" style:font-size-asian="11pt"/>
    </style:style>
    <style:style style:name="P18" style:family="paragraph" style:parent-style-name="Standard" style:list-style-name="L8">
      <style:paragraph-properties fo:margin-top="0cm" fo:margin-bottom="0.353cm" style:contextual-spacing="false" fo:line-height="115%"/>
      <style:text-properties style:font-name="Calibri" fo:font-size="11pt" fo:language="pl" fo:country="PL" officeooo:rsid="00145ce3" officeooo:paragraph-rsid="00145ce3" style:font-size-asian="11pt"/>
    </style:style>
    <style:style style:name="P19" style:family="paragraph" style:parent-style-name="Standard" style:list-style-name="L8">
      <style:paragraph-properties fo:margin-top="0cm" fo:margin-bottom="0.353cm" style:contextual-spacing="false" fo:line-height="115%"/>
      <style:text-properties style:font-name="Calibri" fo:font-size="11pt" fo:language="pl" fo:country="PL" officeooo:rsid="00147fcc" officeooo:paragraph-rsid="00147fcc" style:font-size-asian="11pt"/>
    </style:style>
    <style:style style:name="P20" style:family="paragraph" style:parent-style-name="Standard" style:list-style-name="L9">
      <style:paragraph-properties fo:margin-top="0cm" fo:margin-bottom="0.353cm" style:contextual-spacing="false" fo:line-height="115%"/>
      <style:text-properties style:font-name="Calibri" fo:font-size="11pt" fo:language="pl" fo:country="PL" officeooo:rsid="00147fcc" officeooo:paragraph-rsid="00147fcc" style:font-size-asian="11pt"/>
    </style:style>
    <style:style style:name="P21" style:family="paragraph" style:parent-style-name="Standard" style:list-style-name="L10">
      <style:paragraph-properties fo:margin-top="0cm" fo:margin-bottom="0.353cm" style:contextual-spacing="false" fo:line-height="115%"/>
      <style:text-properties style:font-name="Calibri" fo:font-size="11pt" fo:language="pl" fo:country="PL" officeooo:rsid="00147fcc" officeooo:paragraph-rsid="00147fcc" style:font-size-asian="11pt"/>
    </style:style>
    <style:style style:name="P22" style:family="paragraph" style:parent-style-name="Standard" style:list-style-name="L11">
      <style:paragraph-properties fo:margin-top="0cm" fo:margin-bottom="0.353cm" style:contextual-spacing="false" fo:line-height="115%"/>
      <style:text-properties style:font-name="Calibri" fo:font-size="11pt" fo:language="pl" fo:country="PL" officeooo:rsid="00147fcc" officeooo:paragraph-rsid="00147fcc" style:font-size-asian="11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121320" officeooo:paragraph-rsid="00121320" style:font-size-asian="11pt" style:font-weight-asian="bold" style:font-weight-complex="bold"/>
    </style:style>
    <style:style style:name="P24" style:family="paragraph" style:parent-style-name="Table_20_Contents">
      <style:text-properties style:font-name="Calibri" fo:font-size="11pt" officeooo:rsid="001291c6" officeooo:paragraph-rsid="001291c6" style:font-size-asian="11pt"/>
    </style:style>
    <style:style style:name="P25" style:family="paragraph" style:parent-style-name="Standard" style:list-style-name="L12">
      <style:paragraph-properties fo:margin-top="0cm" fo:margin-bottom="0.353cm" style:contextual-spacing="false" fo:line-height="115%"/>
      <style:text-properties style:font-name="Calibri" fo:font-size="11pt" fo:language="pl" fo:country="PL" officeooo:rsid="001291c6" officeooo:paragraph-rsid="001291c6" style:font-size-asian="11pt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rsid="001291c6" officeooo:paragraph-rsid="001291c6" style:font-size-asian="11pt"/>
    </style:style>
    <style:style style:name="P27" style:family="paragraph" style:parent-style-name="Standard">
      <style:text-properties officeooo:rsid="00145ce3" officeooo:paragraph-rsid="00145ce3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language="pl" fo:country="PL" style:font-size-asian="11pt"/>
    </style:style>
    <style:style style:name="T3" style:family="text">
      <style:text-properties style:font-name="Calibri" fo:font-size="11pt" fo:language="pl" fo:country="PL" officeooo:rsid="000f39d0" style:font-size-asian="11pt"/>
    </style:style>
    <style:style style:name="T4" style:family="text">
      <style:text-properties officeooo:rsid="00121320"/>
    </style:style>
    <style:style style:name="T5" style:family="text">
      <style:text-properties officeooo:rsid="001a87dd"/>
    </style:style>
    <style:style style:name="T6" style:family="text">
      <style:text-properties officeooo:rsid="00101624"/>
    </style:style>
    <style:style style:name="T7" style:family="text">
      <style:text-properties style:font-name="Calibri" fo:font-size="11pt" fo:language="pl" fo:country="PL" officeooo:rsid="00121320" style:font-size-asian="11pt"/>
    </style:style>
    <style:style style:name="T8" style:family="text">
      <style:text-properties style:font-name="Calibri" fo:font-size="11pt" fo:language="pl" fo:country="PL" officeooo:rsid="00164c75" style:font-size-asian="11pt"/>
    </style:style>
    <style:style style:name="T9" style:family="text">
      <style:text-properties style:font-name="Calibri" fo:font-size="11pt" fo:language="pl" fo:country="PL" officeooo:rsid="001a87dd" style:font-size-asian="11pt"/>
    </style:style>
    <style:style style:name="T10" style:family="text">
      <style:text-properties officeooo:rsid="0016c342"/>
    </style:style>
    <style:style style:name="T11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kument wymagań projektowych</text:span></text:p>
      <text:p text:style-name="P1" loext:marker-style-name="T2"><text:span text:style-name="T1">Sys</text:span><text:span text:style-name="T3">tem zarządzania produktami (ASP .NET core MVC)</text:span></text:p>
      <text:p text:style-name="P2" loext:marker-style-name="T2">=================================</text:p>
      <text:list text:style-name="L1">
        <text:list-item>
          <text:p text:style-name="P3" loext:marker-style-name="T2">Wprowadzenie</text:p>
          <text:p text:style-name="P3" loext:marker-style-name="T2"><text:span text:style-name="T4">1.1 <text:s text:c="2"/></text:span>Nazwa projektu: System zarządzania produktami</text:p>
        </text:list-item>
      </text:list>
      <text:p text:style-name="P4" loext:marker-style-name="T2"><text:tab/><text:span text:style-name="T4">1.2 <text:s text:c="2"/></text:span>Cel projektu:</text:p>
      <text:p text:style-name="P4" loext:marker-style-name="T2"><text:tab/><text:tab/>Stworzenie nowoczesnej, wielofunkcyjnej aplikacji webowej do zarządzania produktami z <text:tab/><text:tab/>zaawansowanymi funkcjami, takimi jak logowanie użytkowników, recenzje produktów, <text:tab/><text:tab/><text:tab/>dynamiczne raporty i filtrowanie. System będzie obsługiwał role użytkowników oraz <text:tab/><text:tab/><text:tab/>administratorów.</text:p>
      <text:p text:style-name="P4" loext:marker-style-name="T2"><text:tab/><text:span text:style-name="T4">1.3 <text:s text:c="2"/></text:span>Zakres projektu:</text:p>
      <text:p text:style-name="P4" loext:marker-style-name="T2"><text:tab/><text:tab/>Aplikacja oparta na ASP .NET Core MVC z C# jako jęz<text:span text:style-name="T5">ykiem</text:span> backendowym i bazą danych SQL <text:tab/><text:tab/>Server. <text:tab/>System ma działać w oparciu o nowoczesne standardy, z optymalizacją wydajność i <text:tab/><text:tab/>integracją z zewnętrznymi API ora<text:span text:style-name="T5">z modułami</text:span>.</text:p>
      <text:p text:style-name="P4" loext:marker-style-name="T2">=================================</text:p>
      <text:list text:continue-numbering="true" text:style-name="L1">
        <text:list-item>
          <text:p text:style-name="P3" loext:marker-style-name="T2">Główne wymagania funkcjonalne</text:p>
        </text:list-item>
      </text:list>
      <text:p text:style-name="P4" loext:marker-style-name="T2"><text:span text:style-name="T6"><text:tab/>2.1 <text:s text:c="2"/>Moduł zarządzania użytkownika</text:span><text:span text:style-name="T5">mi</text:span></text:p>
      <text:p text:style-name="P4" loext:marker-style-name="T2"><text:span text:style-name="T6"><text:tab/>2.2 <text:s text:c="2"/>Zarządzanie produktami</text:span></text:p>
      <text:p text:style-name="P4" loext:marker-style-name="T2"><text:tab/><text:span text:style-name="T6">2.3 <text:s text:c="2"/>Moduł recenzji i ocen</text:span></text:p>
      <text:p text:style-name="P4" loext:marker-style-name="T2"><text:span text:style-name="T6"><text:tab/>2.4 <text:s text:c="2"/></text:span><text:span text:style-name="T4">Dashboard administracyjny</text:span></text:p>
      <text:p text:style-name="P4" loext:marker-style-name="T2"><text:span text:style-name="T4"><text:tab/>2.5 <text:s text:c="2"/>Integracje zewnętrzne</text:span></text:p>
      <text:p text:style-name="P4" loext:marker-style-name="T2"><text:span text:style-name="T4"><text:tab/>2.6 <text:s text:c="2"/>Optymalizacja wydajności</text:span></text:p>
      <text:p text:style-name="P2" loext:marker-style-name="T2">=================================</text:p>
      <text:list xml:id="list82013326211843" text:continue-numbering="true" text:style-name="L1">
        <text:list-item>
          <text:p text:style-name="P3" loext:marker-style-name="T2">Wymagania niefunkcjonalne</text:p>
        </text:list-item>
      </text:list>
      <text:p text:style-name="P5" loext:marker-style-name="T2"><text:span text:style-name="T7"><text:tab/>3.1 <text:s text:c="2"/>Wydajnoś</text:span><text:span text:style-name="T8">ć</text:span></text:p>
      <text:list text:style-name="L2">
        <text:list-item>
          <text:p text:style-name="P6" loext:marker-style-name="T2"><text:span text:style-name="T8">Aplikacja powi</text:span><text:span text:style-name="T9">nn</text:span><text:span text:style-name="T8">a obsługiwać do 1000 aktywnych użytkowników jednocześnie</text:span></text:p>
        </text:list-item>
      </text:list>
      <text:list text:style-name="L3">
        <text:list-item>
          <text:p text:style-name="P7" loext:marker-style-name="T2">strona produktu powinna ładować się w czasie krótszym niż 3 sekundy</text:p>
        </text:list-item>
      </text:list>
      <text:p text:style-name="P8" loext:marker-style-name="T2">3.2 <text:s text:c="2"/>Bezpieczeństwo</text:p>
      <text:list text:style-name="L4">
        <text:list-item>
          <text:p text:style-name="P9" loext:marker-style-name="T2">System mus zapewnić hashowanie haseł użytkowników przy użyciu bezpiecznych algorytmów kryptograficznych, takich jak bcrypt, Argon2 lub PBKDF2, z wykorzystaniem <text:span text:style-name="T5">u</text:span>nikalnej soli dla każdego użytkownika</text:p>
        </text:list-item>
        <text:list-item>
          <text:p text:style-name="P10" loext:marker-style-name="T2"><text:soft-page-break/>Dane komunikowane między serwerem a klientem powinny być zabezpieczone protokołem HTTPS</text:p>
        </text:list-item>
      </text:list>
      <text:p text:style-name="P11" loext:marker-style-name="T2"><text:span text:style-name="T10"><text:tab/>3.3 <text:s text:c="2"/>Skalowalność</text:span></text:p>
      <text:list text:style-name="L5">
        <text:list-item>
          <text:p text:style-name="P12" loext:marker-style-name="T2">Aplikacja powinna być zaprojektowana zgodnie z zasadą molarności i luźnego powiązania komponentów, aby umożliwić łatwe dodawanie nowych funkcjonalności bez konieczności ingerencji w istniejący kod</text:p>
        </text:list-item>
        <text:list-item>
          <text:p text:style-name="P12" loext:marker-style-name="T2">Powinna wykorzystywać zasady SOLID, wzorzec projektowy CQRS w warstwie logiki biznesowej, natomiast MVC jako warstwę prezentac<text:span text:style-name="T11">ji</text:span></text:p>
        </text:list-item>
        <text:list-item>
          <text:p text:style-name="P13" loext:marker-style-name="T2">Warto zastosować Dependency Injecton (DI), aby umożliwić łatwą wymianę komponentów oraz testowalność</text:p>
        </text:list-item>
        <text:list-item>
          <text:p text:style-name="P14" loext:marker-style-name="T2">Aplikacja powinna być projektowana jako cloude-ready, co oznacza:</text:p>
          <text:list>
            <text:list-item>
              <text:p text:style-name="P14" loext:marker-style-name="T2">Wykorzystanie konteneryzacji(np. Docker) i orkestracji (np. Kbernets)</text:p>
            </text:list-item>
            <text:list-item>
              <text:p text:style-name="P14" loext:marker-style-name="T2">Możliwość wdrożenia jako server less (np. AWS Lambda) lub w module PaaS (np.Azure App Servce)</text:p>
            </text:list-item>
            <text:list-item>
              <text:p text:style-name="P14" loext:marker-style-name="T2">Obsługa rozproszonych baz danych (np. Azure SQL, AWS RDS) z możliwością replikacj i automatycznego skalowania</text:p>
            </text:list-item>
            <text:list-item>
              <text:p text:style-name="P14" loext:marker-style-name="T2">Integrację z usługami chmurowymi, taki jak monitoring (Azure Monitror), logowanie (ELK Stack) oraz CI/CD (GitHub actions, Azure DevOps)</text:p>
            </text:list-item>
          </text:list>
        </text:list-item>
      </text:list>
      <text:p text:style-name="P8" loext:marker-style-name="T2"><text:tab/>3.4 <text:s text:c="2"/>Użyteczność</text:p>
      <text:list text:style-name="L6">
        <text:list-item>
          <text:p text:style-name="P15" loext:marker-style-name="T2">Interfejs aplikacji musi być intuicyjny i przystosowany do urządzeń mobilnych (responsive design)</text:p>
        </text:list-item>
      </text:list>
      <text:p text:style-name="P8" loext:marker-style-name="T2"><text:tab/>3.5 <text:s text:c="2"/>Kompatybilność</text:p>
      <text:list text:style-name="L7">
        <text:list-item>
          <text:p text:style-name="P16" loext:marker-style-name="T2">przeglądarki: Chrome, Firefox, EDGE</text:p>
        </text:list-item>
        <text:list-item>
          <text:p text:style-name="P16" loext:marker-style-name="T2">System operacyjny serwera: Windows Serwer 2022</text:p>
        </text:list-item>
      </text:list>
      <text:p text:style-name="P2" loext:marker-style-name="T2">=================================</text:p>
      <text:list xml:id="list82014262434528" text:continue-list="list82013326211843" text:style-name="L1">
        <text:list-item>
          <text:p text:style-name="P3" loext:marker-style-name="T2">Technologia i narzędzia</text:p>
          <text:p text:style-name="P17" loext:marker-style-name="T2">4.1 <text:s text:c="2"/>Technologia backend</text:p>
        </text:list-item>
      </text:list>
      <text:list text:style-name="L8">
        <text:list-item>
          <text:list>
            <text:list-item>
              <text:list>
                <text:list-item>
                  <text:p text:style-name="P18" loext:marker-style-name="T2">ASP .NET Core(Model-View-Controler)</text:p>
                </text:list-item>
                <text:list-item>
                  <text:p text:style-name="P19" loext:marker-style-name="T2">C# .NET 9</text:p>
                </text:list-item>
                <text:list-item>
                  <text:p text:style-name="P19" loext:marker-style-name="T2">Entity framework Core 9.0</text:p>
                </text:list-item>
              </text:list>
            </text:list-item>
          </text:list>
        </text:list-item>
      </text:list>
      <text:list xml:id="list82012760372571" text:continue-list="list82014262434528" text:style-name="L1">
        <text:list-header>
          <text:p text:style-name="P17" loext:marker-style-name="T2">4.2 <text:s text:c="2"/>technologie frontend</text:p>
        </text:list-header>
      </text:list>
      <text:list text:style-name="L9">
        <text:list-item>
          <text:list>
            <text:list-item>
              <text:list>
                <text:list-item>
                  <text:p text:style-name="P20" loext:marker-style-name="T2">HTML5, CSS3</text:p>
                </text:list-item>
                <text:list-item>
                  <text:p text:style-name="P20" loext:marker-style-name="T2"><text:soft-page-break/>Bootstrap do respo<text:span text:style-name="T5">nsywngo</text:span> designu</text:p>
                </text:list-item>
                <text:list-item>
                  <text:p text:style-name="P20" loext:marker-style-name="T2">Chart.js lub Google Chats do wizualizacji danych</text:p>
                </text:list-item>
              </text:list>
            </text:list-item>
          </text:list>
        </text:list-item>
      </text:list>
      <text:list xml:id="list82013429250211" text:continue-list="list82012760372571" text:style-name="L1">
        <text:list-header>
          <text:p text:style-name="P17" loext:marker-style-name="T2">4.3 <text:s text:c="2"/>bazy danych</text:p>
        </text:list-header>
      </text:list>
      <text:list text:style-name="L10">
        <text:list-item>
          <text:list>
            <text:list-item>
              <text:list>
                <text:list-item>
                  <text:p text:style-name="P21" loext:marker-style-name="T2">MS SQL Server 2022 (z pełnotekstowym wyszukiwaniem)</text:p>
                </text:list-item>
              </text:list>
            </text:list-item>
          </text:list>
        </text:list-item>
      </text:list>
      <text:list xml:id="list82013774140323" text:continue-list="list82013429250211" text:style-name="L1">
        <text:list-header>
          <text:p text:style-name="P17" loext:marker-style-name="T2">4.4 <text:s text:c="2"/>Narzędzia wdrożeniowe</text:p>
        </text:list-header>
      </text:list>
      <text:list text:style-name="L11">
        <text:list-item>
          <text:list>
            <text:list-item>
              <text:list>
                <text:list-item>
                  <text:p text:style-name="P22" loext:marker-style-name="T2">MS Visual Studio 2022</text:p>
                </text:list-item>
                <text:list-item>
                  <text:p text:style-name="P22" loext:marker-style-name="T2">G<text:span text:style-name="T5">i</text:span>t do kontro<text:span text:style-name="T5">li</text:span> wersji</text:p>
                </text:list-item>
                <text:list-item>
                  <text:p text:style-name="P22" loext:marker-style-name="T2">Redis do cache’owania</text:p>
                </text:list-item>
                <text:list-item>
                  <text:p text:style-name="P22" loext:marker-style-name="T2">Azure Blob Storage lub system plików do przechowywania zdjęć</text:p>
                </text:list-item>
              </text:list>
            </text:list-item>
          </text:list>
        </text:list-item>
      </text:list>
      <text:p text:style-name="P2" loext:marker-style-name="T2">=================================</text:p>
      <text:list text:continue-list="list82013774140323" text:style-name="L1">
        <text:list-item>
          <text:p text:style-name="P3" loext:marker-style-name="T2">Harmonogram projektu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3">Etap</text:p>
          </table:table-cell>
          <table:table-cell table:style-name="Tabela1.A1" office:value-type="string">
            <text:p text:style-name="P23">Czas Trwania</text:p>
          </table:table-cell>
          <table:table-cell table:style-name="Tabela1.C1" office:value-type="string">
            <text:p text:style-name="P23">Opis</text:p>
          </table:table-cell>
        </table:table-row>
        <table:table-row>
          <table:table-cell table:style-name="Tabela1.A2" office:value-type="string">
            <text:p text:style-name="P24">Analiza wymagań</text:p>
          </table:table-cell>
          <table:table-cell table:style-name="Tabela1.B2" office:value-type="string">
            <text:p text:style-name="P24">1 tydzień</text:p>
          </table:table-cell>
          <table:table-cell table:style-name="Tabela1.C2" office:value-type="string">
            <text:p text:style-name="P24">Zbieranie wymagań i przygotowanie specyfikacji</text:p>
          </table:table-cell>
        </table:table-row>
        <table:table-row>
          <table:table-cell table:style-name="Tabela1.A2" office:value-type="string">
            <text:p text:style-name="P24">Projetowanie UI/UX</text:p>
          </table:table-cell>
          <table:table-cell table:style-name="Tabela1.B3" office:value-type="string">
            <text:p text:style-name="P24">1 tydzień</text:p>
          </table:table-cell>
          <table:table-cell table:style-name="Tabela1.C3" office:value-type="string">
            <text:p text:style-name="P24">Tworzenie mak<text:span text:style-name="T5">i</text:span>et i interfejsu</text:p>
          </table:table-cell>
        </table:table-row>
        <table:table-row table:style-name="Tabela1.4">
          <table:table-cell table:style-name="Tabela1.A2" office:value-type="string">
            <text:p text:style-name="P24">Implementacja backend</text:p>
          </table:table-cell>
          <table:table-cell table:style-name="Tabela1.B4" office:value-type="string">
            <text:p text:style-name="P24">4 tygodnie</text:p>
          </table:table-cell>
          <table:table-cell table:style-name="Tabela1.C4" office:value-type="string">
            <text:p text:style-name="P24">Tworzenie <text:span text:style-name="T5">logiki</text:span> aplikacji oraz bazy danych</text:p>
          </table:table-cell>
        </table:table-row>
        <table:table-row>
          <table:table-cell table:style-name="Tabela1.A2" office:value-type="string">
            <text:p text:style-name="P24">Implementacja frontend</text:p>
          </table:table-cell>
          <table:table-cell table:style-name="Tabela1.B5" office:value-type="string">
            <text:p text:style-name="P24">3 tygodnie</text:p>
          </table:table-cell>
          <table:table-cell table:style-name="Tabela1.C5" office:value-type="string">
            <text:p text:style-name="P24">Dodanie interfejsu i funkcji JS</text:p>
          </table:table-cell>
        </table:table-row>
        <table:table-row>
          <table:table-cell table:style-name="Tabela1.A2" office:value-type="string">
            <text:p text:style-name="P24">Testowanie</text:p>
          </table:table-cell>
          <table:table-cell table:style-name="Tabela1.B6" office:value-type="string">
            <text:p text:style-name="P24">2 tygodnie</text:p>
          </table:table-cell>
          <table:table-cell table:style-name="Tabela1.C6" office:value-type="string">
            <text:p text:style-name="P24">Testowanie jednostkowe i integracyjne</text:p>
          </table:table-cell>
        </table:table-row>
        <table:table-row>
          <table:table-cell table:style-name="Tabela1.A2" office:value-type="string">
            <text:p text:style-name="P24">Wdrożenie i dokumentacja</text:p>
          </table:table-cell>
          <table:table-cell table:style-name="Tabela1.B7" office:value-type="string">
            <text:p text:style-name="P24">1 tydzień</text:p>
          </table:table-cell>
          <table:table-cell table:style-name="Tabela1.C7" office:value-type="string">
            <text:p text:style-name="P24">Przekazanie projektu z dokumentacją</text:p>
          </table:table-cell>
        </table:table-row>
      </table:table>
      <text:p text:style-name="P4" loext:marker-style-name="T2"/>
      <text:p text:style-name="P8" loext:marker-style-name="T2">Całkowity czas trwania: 12 tygodni.</text:p>
      <text:p text:style-name="P2" loext:marker-style-name="T2">=================================</text:p>
      <text:list xml:id="list82012823614081" text:continue-numbering="true" text:style-name="L1">
        <text:list-item>
          <text:p text:style-name="P3" loext:marker-style-name="T2">Kryteria akceptacji</text:p>
        </text:list-item>
      </text:list>
      <text:list text:style-name="L12">
        <text:list-item>
          <text:list>
            <text:list-item>
              <text:p text:style-name="P25" loext:marker-style-name="T2">Wszystkie Funkcjonalności działają zgodnie z wymaganiami</text:p>
            </text:list-item>
            <text:list-item>
              <text:p text:style-name="P25" loext:marker-style-name="T2">Aplikacja spełnia wymagania wydajnościowe i bezpieczeństwa</text:p>
            </text:list-item>
            <text:list-item>
              <text:p text:style-name="P25" loext:marker-style-name="T2">Testy jednostkowe i integracyjne zakończone sukcesem</text:p>
            </text:list-item>
            <text:list-item>
              <text:p text:style-name="P25" loext:marker-style-name="T2">Kod jest zgodny ze standardami programistycznymi, dobrze strukturyzowany <text:s/>odpowiednio udokumentowany</text:p>
            </text:list-item>
          </text:list>
        </text:list-item>
      </text:list>
      <text:p text:style-name="P26" loext:marker-style-name="T2"/>
      <text:p text:style-name="P26" loext:marker-style-name="T2"/>
      <text:list text:continue-list="list82012823614081" text:style-name="L1">
        <text:list-item>
          <text:p text:style-name="P3" loext:marker-style-name="T2"><text:soft-page-break/>Wnioski końcowe</text:p>
        </text:list-item>
      </text:list>
      <text:p text:style-name="P27"><text:tab/>Ten dokument przedstawia pełny zestaw wymagań funkcjonalnych i niefunkcjonalnych dla <text:tab/>systemu zarządzania produktami. Firma zlecająca oczekuje aplikacji stabilnej, wydajnej i <text:tab/>intuicyjnej, spełniającej wszystkie wymienione kryte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07:40:04.978261700</meta:creation-date>
    <dc:date>2025-02-18T08:19:57.931104600</dc:date>
    <meta:editing-duration>PT1H1M34S</meta:editing-duration>
    <meta:editing-cycles>2</meta:editing-cycles>
    <meta:generator>LibreOffice/25.2.0.3$Windows_X86_64 LibreOffice_project/e1cf4a87eb02d755bce1a01209907ea5ddc8f069</meta:generator>
    <meta:document-statistic meta:table-count="1" meta:image-count="0" meta:object-count="0" meta:page-count="4" meta:paragraph-count="88" meta:word-count="541" meta:character-count="4208" meta:non-whitespace-character-count="3723"/>
  </office:meta>
</office:document-meta>
</file>